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C000001181BF837D1.png"/>
  <manifest:file-entry manifest:media-type="image/png" manifest:full-path="Pictures/10000000000001D20000013FD0DC4342.png"/>
  <manifest:file-entry manifest:media-type="image/png" manifest:full-path="Pictures/10000000000000970000017BD8776B8F.png"/>
  <manifest:file-entry manifest:media-type="image/png" manifest:full-path="Pictures/10000000000000FB0000008DD48C5F0A.png"/>
  <manifest:file-entry manifest:media-type="image/png" manifest:full-path="Pictures/100000000000010A000000B6EB8AFC9C.png"/>
  <manifest:file-entry manifest:media-type="image/png" manifest:full-path="Pictures/100000000000012500000171BAE626E77193E053.png"/>
  <manifest:file-entry manifest:media-type="image/png" manifest:full-path="Pictures/1000000000000161000000DB0CC146E6.png"/>
  <manifest:file-entry manifest:media-type="image/png" manifest:full-path="Pictures/1000000000000087000000B6B72718E4.png"/>
  <manifest:file-entry manifest:media-type="image/png" manifest:full-path="Pictures/10000000000000DE0000011860632A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d320" draw:textarea-vertical-align="middle"/>
    </style:style>
    <style:style style:name="gr23" style:family="graphic" style:parent-style-name="standard">
      <style:graphic-properties draw:fill="solid" draw:fill-color="#ccff99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3" draw:layer="layout" svg:width="6.34cm" svg:height="2.377cm" draw:transform="rotate (0.0003490658503988) translate (32.738cm 25.353cm)">
            <draw:text-box>
              <text:p text:style-name="P1"><text:span text:style-name="T1">Address Here</text:span></text:p>
            </draw:text-box>
          </draw:frame>
          <draw:frame draw:style-name="gr6" draw:text-style-name="P4" draw:layer="layout" svg:width="7.925cm" svg:height="1.081cm" draw:transform="rotate (0.0001745329251994) translate (32.451cm 27.226cm)">
            <draw:text-box>
              <text:p><text:span text:style-name="T3">email@youremail.com</text:span></text:p>
            </draw:text-box>
          </draw:frame>
          <draw:frame draw:style-name="gr7" draw:text-style-name="P5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5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6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6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6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6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6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6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4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7" draw:text-style-name="P7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) translate (3.708cm 26.487cm)">
            <draw:text-box>
              <text:p><text:span text:style-name="T7">xxxxxx</text:span><text:span text:style-name="T2"> </text:span></text:p>
            </draw:text-box>
          </draw:frame>
        </draw:g>
        <draw:frame draw:style-name="gr21" draw:text-style-name="P1" draw:layer="layout" svg:width="12.329cm" svg:height="8.439cm" draw:transform="rotate (1.5707963267946) translate (8.15cm 22.189cm)">
          <draw:image xlink:href="Pictures/10000000000001D20000013FD0DC4342.png" xlink:type="simple" xlink:show="embed" xlink:actuate="onLoad">
            <text:p/>
          </draw:image>
        </draw:frame>
        <draw:frame draw:style-name="gr21" draw:text-style-name="P1" draw:layer="layout" svg:width="6.959cm" svg:height="8.875cm" draw:transform="rotate (1.5707963267946) translate (16.818cm 12.19cm)">
          <draw:image xlink:href="Pictures/10000000000000DC000001181BF837D1.png" xlink:type="simple" xlink:show="embed" xlink:actuate="onLoad">
            <text:p/>
          </draw:image>
        </draw:frame>
        <draw:frame draw:style-name="gr21" draw:text-style-name="P1" draw:layer="layout" svg:width="4.635cm" svg:height="5.85cm" svg:x="27.796cm" svg:y="8.157cm">
          <draw:image xlink:href="Pictures/10000000000000DE0000011860632ADF.png" xlink:type="simple" xlink:show="embed" xlink:actuate="onLoad">
            <text:p/>
          </draw:image>
        </draw:frame>
        <draw:frame draw:style-name="gr21" draw:text-style-name="P8" draw:layer="layout" svg:width="3.571cm" svg:height="4.814cm" svg:x="4.574cm" svg:y="12.349cm">
          <draw:image xlink:href="Pictures/1000000000000087000000B6B72718E4.png" xlink:type="simple" xlink:show="embed" xlink:actuate="onLoad">
            <text:p/>
          </draw:image>
        </draw:frame>
        <draw:frame draw:style-name="gr21" draw:text-style-name="P1" draw:layer="layout" svg:width="3.994cm" svg:height="10.027cm" svg:x="31.683cm" svg:y="13.434cm">
          <draw:image xlink:href="Pictures/10000000000000970000017BD8776B8F.png" xlink:type="simple" xlink:show="embed" xlink:actuate="onLoad">
            <text:p/>
          </draw:image>
        </draw:frame>
        <draw:frame draw:style-name="gr21" draw:text-style-name="P1" draw:layer="layout" svg:width="7.037cm" svg:height="4.814cm" svg:x="33.679cm" svg:y="2.884cm">
          <draw:image xlink:href="Pictures/100000000000010A000000B6EB8AFC9C.png" xlink:type="simple" xlink:show="embed" xlink:actuate="onLoad">
            <text:p/>
          </draw:image>
        </draw:frame>
        <draw:frame draw:style-name="gr21" draw:text-style-name="P1" draw:layer="layout" svg:width="6.64cm" svg:height="3.73cm" svg:x="25.59cm" svg:y="2.707cm">
          <draw:image xlink:href="Pictures/10000000000000FB0000008DD48C5F0A.png" xlink:type="simple" xlink:show="embed" xlink:actuate="onLoad">
            <text:p/>
          </draw:image>
        </draw:frame>
        <draw:frame draw:style-name="gr21" draw:text-style-name="P1" draw:layer="layout" svg:width="6.129cm" svg:height="3.5cm" svg:x="33.169cm" svg:y="6.791cm">
          <draw:image xlink:href="Pictures/1000000000000161000000DB0CC146E6.png" xlink:type="simple" xlink:show="embed" xlink:actuate="onLoad">
            <text:p/>
          </draw:image>
        </draw:frame>
        <draw:frame draw:style-name="gr21" draw:text-style-name="P1" draw:layer="layout" svg:width="3.994cm" svg:height="10.027cm" draw:transform="rotate (1.5707963267946) translate (19.176cm 19.121cm)">
          <draw:image xlink:href="Pictures/10000000000000970000017BD8776B8F.png" xlink:type="simple" xlink:show="embed" xlink:actuate="onLoad">
            <text:p/>
          </draw:image>
        </draw:frame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3" draw:layer="layout" svg:width="6.34cm" svg:height="2.377cm" draw:transform="rotate (0.0003490658503988) translate (32.738cm 25.353cm)">
            <draw:text-box>
              <text:p text:style-name="P1"><text:span text:style-name="T1">Address Here</text:span></text:p>
            </draw:text-box>
          </draw:frame>
          <draw:frame draw:style-name="gr6" draw:text-style-name="P4" draw:layer="layout" svg:width="7.925cm" svg:height="1.081cm" draw:transform="rotate (0.0001745329251994) translate (32.451cm 27.226cm)">
            <draw:text-box>
              <text:p><text:span text:style-name="T3">email@youremail.com</text:span></text:p>
            </draw:text-box>
          </draw:frame>
          <draw:frame draw:style-name="gr7" draw:text-style-name="P5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5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6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6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6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6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6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6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4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7" draw:text-style-name="P7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) translate (3.708cm 26.487cm)">
            <draw:text-box>
              <text:p><text:span text:style-name="T7">xxxxxx</text:span><text:span text:style-name="T2"> </text:span></text:p>
            </draw:text-box>
          </draw:frame>
        </draw:g>
        <draw:rect draw:style-name="gr22" draw:text-style-name="P1" draw:layer="layout" svg:width="25cm" svg:height="12.5cm" svg:x="7.345cm" svg:y="5.209cm">
          <text:p/>
        </draw:rect>
        <draw:rect draw:style-name="gr23" draw:text-style-name="P1" draw:layer="layout" svg:width="3.599cm" svg:height="4.772cm" svg:x="13.159cm" svg:y="11.50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10T17:19:46.58</meta:creation-date>
    <dc:date>2022-02-04T18:25:58.77</dc:date>
    <meta:editing-duration>PT11H36M32S</meta:editing-duration>
    <meta:editing-cycles>31</meta:editing-cycles>
    <meta:generator>OpenOffice/4.1.10$Win32 OpenOffice.org_project/4110m2$Build-9807</meta:generator>
    <dc:creator>m p</dc:creator>
    <meta:document-statistic meta:object-count="63"/>
  </office:meta>
</office:document-meta>
</file>